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Helvetica Neue" svg:font-family="Helvetica Neue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 style:line-spacing="0.0139in"/>
      <style:text-properties style:font-name="Helvetica Neue" fo:font-size="13.0pt"/>
    </style:style>
    <style:style style:name="P3" style:family="paragraph" style:parent-style-name="Standard">
      <style:paragraph-properties style:line-spacing="0.0139in"/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Zomato App:</text:p>
      <text:p text:style-name="P1"/>
      <text:p text:style-name="P1">Architecture:</text:p>
      <text:p text:style-name="P1"/>
      <text:p text:style-name="P1">Git checkout —&gt; <text:s/>Jenkins <text:s/>—&gt; sonarqube <text:s/>code quality analysis — &gt; OWASP file system —&gt; Trivy (Image scan and vulnerabilities) —&gt; docker image and push to docker hub —&gt; docker scout <text:s/>analysis (check vulnerabilities in image) —&gt; docker container Deploy —&gt; email notification —&gt; zomato — &gt; Kube cluster —&gt; Prometheus and Grafana</text:p>
      <text:p text:style-name="P1"/>
      <text:p text:style-name="P1"/>
      <text:p text:style-name="P1">………………………….&gt;………………………………..&gt;………………………….&gt;………………………………..&gt;</text:p>
      <text:p text:style-name="P1"/>
      <text:p text:style-name="P1"/>
      <text:p text:style-name="P1">sudo apt update</text:p>
      <text:p text:style-name="P1">sudo apt install -y docker.io</text:p>
      <text:p text:style-name="P1">sudo systemctl enable --now docker</text:p>
      <text:p text:style-name="P1">mkdir -p ~/.docker</text:p>
      <text:p text:style-name="P1">echo '{ "experimental": "enabled" }' &gt; ~/.docker/config.json</text:p>
      <text:p text:style-name="P1"/>
      <text:p text:style-name="P1"/>
      <text:p text:style-name="P1">………………………….&gt;………………………………..&gt;………………………….&gt;………………………………..&gt;</text:p>
      <text:p text:style-name="P1"/>
      <text:p text:style-name="P1">Install Docker scout:</text:p>
      <text:p text:style-name="P1"/>
      <text:p text:style-name="P2">sudo curl -sSL https://api.github.com/repos/docker/scout-cli/releases/latest \</text:p>
      <text:p text:style-name="P2">| jq -r '.assets[] | select(.name | test("linux_amd64.tar.gz")) | .browser_download_url' \</text:p>
      <text:p text:style-name="P2">| xargs curl -Lo docker-scout_linux_amd64.tar.gz</text:p>
      <text:p text:style-name="P2"/>
      <text:p text:style-name="P2">tar -xzf docker-scout_linux_amd64.tar.gz</text:p>
      <text:p text:style-name="P2">sudo mv docker-scout /usr/local/bin/</text:p>
      <text:p text:style-name="P2">sudo chmod +x /usr/local/bin/docker-scout</text:p>
      <text:p text:style-name="P2"/>
      <text:p text:style-name="P3"/>
      <text:p text:style-name="P1">………………………….&gt;………………………………..&gt;………………………….&gt;………………………………..&gt;</text:p>
      <text:p text:style-name="P1"/>
      <text:p text:style-name="P1">squ_1be8ce020d8255c09e276a8b27d2e3db3ba1fcc7</text:p>
      <text:p text:style-name="P1"/>
      <text:p text:style-name="P1"/>
      <text:p text:style-name="P1"/>
      <text:p text:style-name="P1">Git hub link:</text:p>
      <text:p text:style-name="P1"/>
      <text:p text:style-name="P1">https://github.com/Sravyatirumala/Zomato-Project.git</text:p>
      <text:p text:style-name="P1"/>
      <text:p text:style-name="P1"/>
      <text:p text:style-name="P1">pipeline {</text:p>
      <text:p text:style-name="P1"><text:s text:c="4"/>agent any</text:p>
      <text:p text:style-name="P1"><text:s text:c="4"/>tools {</text:p>
      <text:p text:style-name="P1"><text:s text:c="8"/>jdk 'jdk20'</text:p>
      <text:p text:style-name="P1"><text:s text:c="8"/>nodejs 'nodeJS’</text:p>
      <text:p text:style-name="P1"><text:s text:c="4"/>}</text:p>
      <text:p text:style-name="P1"><text:s text:c="4"/>environment {</text:p>
      <text:p text:style-name="P1"><text:s text:c="8"/>SCANNER_HOME=tool 'sonar-scanner'</text:p>
      <text:p text:style-name="P1"><text:s text:c="4"/>}</text:p>
      <text:p text:style-name="P1"><text:s text:c="4"/>stages {</text:p>
      <text:p text:style-name="P1"><text:s text:c="8"/>stage ("clean workspace") {</text:p>
      <text:p text:style-name="P1"><text:s text:c="12"/>steps {</text:p>
      <text:p text:style-name="P1"><text:s text:c="16"/>cleanWs()</text:p>
      <text:p text:style-name="P1"><text:s text:c="12"/>}</text:p>
      <text:p text:style-name="P1"><text:s text:c="8"/>}</text:p>
      <text:p text:style-name="P1"><text:s text:c="8"/>stage ("Git Checkout") {</text:p>
      <text:p text:style-name="P1"><text:s text:c="12"/>steps {</text:p>
      <text:p text:style-name="P1"><text:s text:c="16"/>git 'https://github.com/Sravyatirumala/Zomato-Project.git'</text:p>
      <text:p text:style-name="P1"><text:s text:c="12"/>}</text:p>
      <text:p text:style-name="P1"><text:s text:c="8"/>}</text:p>
      <text:p text:style-name="P1"><text:s text:c="8"/>stage("Sonarqube Analysis"){</text:p>
      <text:p text:style-name="P1"><text:s text:c="12"/>steps{</text:p>
      <text:p text:style-name="P1"><text:s text:c="16"/>withSonarQubeEnv('sonar-server') {</text:p>
      <text:p text:style-name="P1"><text:s text:c="20"/>sh ''' $SCANNER_HOME/bin/sonar-scanner\</text:p>
      <text:p text:style-name="P1"><text:s text:c="20"/>-Dsonar.projectName=zomato \</text:p>
      <text:p text:style-name="P1"><text:s text:c="20"/>-Dsonar.projectKey=zomato '''</text:p>
      <text:p text:style-name="P1"><text:s text:c="16"/>}</text:p>
      <text:p text:style-name="P1"><text:s text:c="12"/>}</text:p>
      <text:p text:style-name="P1"><text:s text:c="8"/>}</text:p>
      <text:p text:style-name="P1"><text:s text:c="8"/>stage("Code Quality Gate"){</text:p>
      <text:p text:style-name="P1"><text:s text:c="11"/>steps {</text:p>
      <text:p text:style-name="P1"><text:s text:c="16"/>script {</text:p>
      <text:p text:style-name="P1"><text:s text:c="20"/>waitForQualityGate abortPipeline: false, credentialsId:'Sonar-token' </text:p>
      <text:p text:style-name="P1"><text:s text:c="16"/>}</text:p>
      <text:p text:style-name="P1"><text:s text:c="12"/>} </text:p>
      <text:p text:style-name="P1"><text:s text:c="8"/>}</text:p>
      <text:p text:style-name="P1"><text:s text:c="8"/>stage("Install NPM Dependencies") {</text:p>
      <text:p text:style-name="P1"><text:s text:c="12"/>steps {</text:p>
      <text:p text:style-name="P1"><text:s text:c="16"/>sh "npm install"</text:p>
      <text:p text:style-name="P1"><text:s text:c="12"/>}</text:p>
      <text:p text:style-name="P1"><text:s text:c="8"/>}</text:p>
      <text:p text:style-name="P1"><text:s text:c="8"/>stage('OWASP FS SCAN') {</text:p>
      <text:p text:style-name="P1"><text:s text:c="12"/>steps {</text:p>
      <text:p text:style-name="P1"><text:s text:c="16"/>dependencyCheck additionalArguments: '--scan ./ --disableYarnAudit --disableNodeAudit -n', odcInstallation: 'DP-Check'</text:p>
      <text:p text:style-name="P1"><text:s text:c="16"/>dependencyCheckPublisher pattern: '**/dependency-check-report.xml'</text:p>
      <text:p text:style-name="P1"><text:s text:c="12"/>}</text:p>
      <text:p text:style-name="P1"><text:s text:c="6"/>}</text:p>
      <text:p text:style-name="P1"><text:s text:c="8"/>stage ("Trivy File Scan") {</text:p>
      <text:p text:style-name="P1"><text:s text:c="12"/>steps {</text:p>
      <text:p text:style-name="P1"><text:s text:c="16"/>sh "trivy fs . &gt; trivy.txt"</text:p>
      <text:p text:style-name="P1"><text:s text:c="12"/>}</text:p>
      <text:p text:style-name="P1"><text:s text:c="8"/>}</text:p>
      <text:p text:style-name="P1"><text:s text:c="8"/>stage ("Build Docker Image") {</text:p>
      <text:p text:style-name="P1"><text:s text:c="12"/>steps {</text:p>
      <text:p text:style-name="P1"><text:s text:c="16"/>sh "docker build -t zomato ."</text:p>
      <text:p text:style-name="P1"><text:s text:c="12"/>}</text:p>
      <text:p text:style-name="P1"><text:s text:c="8"/>}</text:p>
      <text:p text:style-name="P1"><text:s text:c="8"/>stage ("Tag &amp; Push to DockerHub") {</text:p>
      <text:p text:style-name="P1"><text:s text:c="12"/>steps {</text:p>
      <text:p text:style-name="P1"><text:s text:c="16"/>script {</text:p>
      <text:p text:style-name="P1"><text:s text:c="20"/>withDockerRegistry(credentialsId: ‘Docker-creds’) {</text:p>
      <text:p text:style-name="P1"><text:s text:c="24"/>sh "docker tag zomato sravyatirumala/zomato:latest "</text:p>
      <text:p text:style-name="P1"><text:s text:c="24"/>sh "docker push sravyatirumala/zomato:latest "</text:p>
      <text:p text:style-name="P1"><text:s text:c="20"/>}</text:p>
      <text:p text:style-name="P1"><text:s text:c="16"/>}</text:p>
      <text:p text:style-name="P1"><text:s text:c="12"/>}</text:p>
      <text:p text:style-name="P1"><text:s text:c="8"/>}</text:p>
      <text:p text:style-name="P1"><text:s text:c="8"/>stage('Docker Scout Image') {</text:p>
      <text:p text:style-name="P1"><text:s text:c="12"/>steps {</text:p>
      <text:p text:style-name="P1"><text:s text:c="16"/>script{</text:p>
      <text:p text:style-name="P1"><text:s text:c="20"/>withCredentials([usernamePassword(credentialsId: 'Docker-creds', usernameVariable: 'DOCKERHUB_USERNAME', passwordVariable: 'DOCKERHUB_PASSWORD')]) {</text:p>
      <text:p text:style-name="P1"><text:s text:c="19"/>sh 'echo "$DOCKERHUB_PASSWORD" | docker login -u "$DOCKERHUB_USERNAME" --password-stdin'</text:p>
      <text:p text:style-name="P1"><text:s text:c="19"/>sh 'docker-scout quickview sravyatirumala/zomato:latest'</text:p>
      <text:p text:style-name="P1"><text:s text:c="23"/>}</text:p>
      <text:p text:style-name="P1"><text:s text:c="16"/>}</text:p>
      <text:p text:style-name="P1"><text:s text:c="8"/>}</text:p>
      <text:p text:style-name="P1"><text:s text:c="8"/>stage ("Deploy to Container") {</text:p>
      <text:p text:style-name="P1"><text:s text:c="12"/>steps {</text:p>
      <text:p text:style-name="P1"><text:s text:c="16"/>sh 'docker run -d --name zomato -p 3000:3000 sravyatirumala/zomato:latest'</text:p>
      <text:p text:style-name="P1"><text:s text:c="12"/>}</text:p>
      <text:p text:style-name="P1"><text:s text:c="8"/>}</text:p>
      <text:p text:style-name="P1"><text:s text:c="4"/>}</text:p>
      <text:p text:style-name="P1"><text:s text:c="5"/>stage("Notify") {</text:p>
      <text:p text:style-name="P1"><text:s text:c="4"/>steps {</text:p>
      <text:p text:style-name="P1"><text:s text:c="8"/>script {</text:p>
      <text:p text:style-name="P1"><text:s text:c="12"/>emailext(</text:p>
      <text:p text:style-name="P1"><text:s text:c="16"/>attachLog: true,</text:p>
      <text:p text:style-name="P1"><text:s text:c="16"/>subject: "'${currentBuild.result}'",</text:p>
      <text:p text:style-name="P1"><text:s text:c="16"/>body: "...",</text:p>
      <text:p text:style-name="P1"><text:s text:c="16"/>to: 'tvsravya95@gmail.com',</text:p>
      <text:p text:style-name="P1"><text:s text:c="16"/>mimeType: 'text/html',</text:p>
      <text:p text:style-name="P1"><text:s text:c="16"/>attachmentsPattern: 'trivy.txt'</text:p>
      <text:p text:style-name="P1"><text:s text:c="17"/>)</text:p>
      <text:p text:style-name="P1"><text:s text:c="13"/>}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>Same do it Kubernetes with prometheus and Grafana, Argued Monitoring tools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5</meta:generator>
  </office:meta>
</office:document-meta>
</file>